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image/png" manifest:full-path="Pictures/image1.png"/>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c="http://purl.org/dc/elements/1.1/" xmlns:xlink="http://www.w3.org/1999/xlink" office:version="1.2">
  <office:automatic-styles>
    <style:style style:name="P1" style:parent-style-name="Default" style:family="paragraph">
      <style:paragraph-properties fo:padding-top="0.000000000000000pt" fo:text-align="center"/>
      <style:text-properties fo:color="#000000" fo:font-family="Sans Serif" fo:font-size="12.000000000000000pt"/>
    </style:style>
    <style:style style:name="T1" style:family="text">
      <style:text-properties fo:font-size="28.000000000000000pt"/>
    </style:style>
    <style:style style:name="gr1" style:family="graphic">
      <style:graphic-properties draw:fill="none" draw:stroke="solid" draw:stroke-linejoin="miter" svg:fill-rule="evenodd" svg:stroke-color="#008080" svg:stroke-opacity="1" svg:stroke-width="1.000000000000000pt"/>
    </style:style>
    <style:style style:name="gr2" style:family="graphic">
      <style:graphic-properties draw:fill="solid" draw:fill-color="#c0ffff" draw:stroke="solid" draw:stroke-linejoin="miter" svg:fill-rule="nonzero" svg:stroke-color="#000000" svg:stroke-opacity="1" svg:stroke-width="1.000000000000000pt"/>
    </style:style>
    <style:style style:name="gr3" style:family="graphic">
      <style:graphic-properties draw:fill="none" draw:stroke="none"/>
    </style:style>
    <style:style style:name="gr4" style:family="graphic">
      <style:graphic-properties draw:fill="solid" draw:fill-color="#ffa858" draw:stroke="solid" draw:stroke-linejoin="miter" svg:fill-rule="evenodd" svg:stroke-color="#000000" svg:stroke-opacity="1" svg:stroke-width="1.000000000000000pt"/>
    </style:style>
    <style:style style:name="gr5" style:family="graphic">
      <style:graphic-properties draw:auto-grow-height="false" draw:fill="none" draw:stroke="none" draw:textarea-vertical-align="top"/>
    </style:style>
    <style:style style:name="gr6" style:family="graphic">
      <style:graphic-properties draw:fill="solid" draw:fill-color="#0000ff" draw:stroke="solid" draw:stroke-linejoin="miter" svg:fill-rule="evenodd" svg:stroke-color="#000000" svg:stroke-opacity="1" svg:stroke-width="1.000000000000000pt"/>
    </style:style>
    <style:style style:name="gr7" style:family="graphic">
      <style:graphic-properties draw:fill-image-ref-point="top-left" draw:stroke="solid" draw:stroke-linejoin="miter" style:repeat="repeat" svg:fill-rule="evenodd" svg:stroke-color="#000000" svg:stroke-opacity="1" svg:stroke-width="1.000000000000000pt"/>
    </style:style>
    <style:style style:name="gr8" style:family="graphic">
      <style:graphic-properties draw:fill="bitmap" draw:fill-image-name="picture1" draw:fill-image-ref-point="top-left" draw:stroke="solid" draw:stroke-linejoin="miter" style:repeat="repeat" svg:fill-rule="evenodd" svg:stroke-color="#000000" svg:stroke-opacity="1" svg:stroke-width="1.000000000000000pt"/>
    </style:style>
    <style:style style:name="gr9" style:family="graphic">
      <style:graphic-properties draw:fill="solid" draw:fill-color="#000000" draw:stroke="none"/>
    </style:style>
    <style:style style:name="gr10" style:family="graphic">
      <style:graphic-properties draw:fill="solid" draw:fill-color="#ffffff" draw:stroke="solid" draw:stroke-linejoin="miter" svg:fill-rule="evenodd" svg:stroke-color="#000000" svg:stroke-opacity="1" svg:stroke-width="1.000000000000000pt"/>
    </style:style>
    <style:style style:name="gr11" style:family="graphic">
      <style:graphic-properties draw:fill="solid" draw:fill-color="#0000c0" draw:stroke="solid" draw:stroke-linejoin="miter" svg:fill-rule="evenodd" svg:stroke-color="#000000" svg:stroke-opacity="1" svg:stroke-width="1.000000000000000pt"/>
    </style:style>
    <style:style style:name="gr12" style:family="graphic">
      <style:graphic-properties draw:fill="none" draw:stroke="solid" draw:stroke-linejoin="bevel" svg:fill-rule="evenodd" svg:stroke-color="#000000" svg:stroke-opacity="1" svg:stroke-width="1.000000000000000pt"/>
    </style:style>
    <style:style style:name="gr13" style:family="graphic">
      <style:graphic-properties draw:fill="gradient" draw:fill-gradient-name="gradient1" draw:stroke="solid" draw:stroke-linejoin="miter" svg:fill-rule="evenodd" svg:stroke-color="#000000" svg:stroke-opacity="1" svg:stroke-width="1.000000000000000pt"/>
    </style:style>
    <style:style style:name="gr14" style:family="graphic">
      <style:graphic-properties draw:fill="solid" draw:fill-color="#ff0000" draw:stroke="solid" draw:stroke-linejoin="miter" svg:fill-rule="evenodd" svg:stroke-color="#000000" svg:stroke-opacity="1" svg:stroke-width="1.000000000000000pt"/>
    </style:style>
    <style:page-layout style:name="PL1">
      <style:page-layout-properties fo:margin="0.000000000000000pt" fo:padding="0.000000000000000pt" fo:page-height="841.890999999999963pt" fo:page-width="595.277000000000044pt" style:print-orientation="portrait"/>
    </style:page-layout>
  </office:automatic-styles>
  <office:body>
    <office:drawing>
      <draw:page draw:name="" draw:id="page1" draw:master-page-name="Default">
        <draw:layer-set>
          <draw:layer draw:name=""/>
        </draw:layer-set>
        <draw:rect draw:style-name="gr1" draw:id="shape1" draw:layer="" svg:width="560.28878599522pt" svg:height="241.12428111580pt" svg:x="17.49410700239pt" svg:y="7.00360982494pt" style:wrap="biggest" fo:margin="0pt">
          <draw:glue-point draw:id="4" svg:x="-28.6581%" svg:y="-5.60166%"/>
          <draw:glue-point draw:id="5" svg:x="-29.3723%" svg:y="50%"/>
          <draw:glue-point draw:id="6" svg:x="-20.6223%" svg:y="9.75104%"/>
          <draw:glue-point draw:id="7" svg:x="-20.6223%" svg:y="45.0207%"/>
          <draw:glue-point draw:id="8" svg:x="-16.1097%" svg:y="-50%"/>
          <draw:glue-point draw:id="9" svg:x="-15.9256%" svg:y="-36.5926%"/>
          <draw:glue-point draw:id="10" svg:x="27.1637%" svg:y="-36.2398%"/>
          <draw:glue-point draw:id="11" svg:x="33.7929%" svg:y="-43.919%"/>
        </draw:rect>
        <draw:rect draw:style-name="gr2" draw:id="shape2" draw:layer="" svg:width="70.55696535877pt" svg:height="141.57812692549pt" svg:x="85.60644751600pt" svg:y="433.31413480917pt" style:wrap="biggest" fo:margin="0pt"/>
        <draw:g draw:style-name="gr3" draw:id="shape3" style:wrap="biggest" fo:margin="0pt" svg:y="38.62509321881pt">
          <draw:rect draw:style-name="gr4" draw:id="shape4" draw:layer="" svg:width="212.71842857143pt" svg:height="74.72658857760pt" svg:x="54.80117142857pt" svg:y="39.33220000000pt" style:wrap="biggest" fo:margin="0pt"/>
          <draw:frame draw:style-name="gr5" draw:id="shape5" draw:layer="" svg:width="125.14567209730pt" svg:height="28.95862791808pt" svg:x="93.96210696163pt" svg:y="61.18663960555pt" style:wrap="biggest" fo:margin="0pt">
            <draw:text-box>
              <text:p text:style-name="P1" text:id="subitem1"><text:span text:style-name="T1" xml:id="rdfid-b032b319-2515-4c67-89f8-fa9201564da4">Server 1</text:span></text:p>
            </draw:text-box>
          </draw:frame>
        </draw:g>
        <draw:g draw:style-name="gr3" draw:id="shape6" style:wrap="biggest" fo:margin="0pt" svg:y="39.47566464738pt">
          <draw:rect draw:style-name="gr6" draw:id="shape7" draw:layer="" svg:width="224.03797142857pt" svg:height="73.87601714903pt" svg:x="327.12997142858pt" svg:y="40.18277142857pt" style:wrap="biggest" fo:margin="0pt"/>
          <draw:frame draw:style-name="gr5" draw:id="shape8" draw:layer="" svg:width="125.14567209730pt" svg:height="27.85269253174pt" svg:x="374.10907840563pt" svg:y="63.50566322132pt" style:wrap="biggest" fo:margin="0pt">
            <draw:text-box>
              <text:p text:style-name="P1" text:id="subitem2"><text:span text:style-name="T1" xml:id="rdfid-1754a827-4f92-4c8f-a24a-f2f1b8748336">Server 2</text:span></text:p>
            </draw:text-box>
          </draw:frame>
        </draw:g>
        <draw:regular-polygon draw:style-name="gr8" draw:id="shape9" draw:layer="" svg:width="513.90867498595pt" svg:height="85.04383358856pt" svg:x="40.68416250702pt" svg:y="151.07786908085pt" style:wrap="biggest" fo:margin="0pt" draw:corners="6" draw:concave="false"/>
        <draw:custom-shape draw:style-name="gr9" draw:id="shape10" draw:layer="" draw:transform="matrix(1.48678008753 0.00000000000 0.00000000000 1.72334409726 205.63923610484pt 179.09230838062pt)" style:wrap="biggest" fo:margin="0pt" draw:engine="svg:text" draw:data="text:ThreadPool;font-family:ComicSans;font-size:24pt;text-anchor:middle;">
          <draw:enhanced-geometry draw:enhanced-path="M205.639 180.358L227.662 180.358L227.662 183.805L218.416 183.805L218.416 210.516L214.885 210.516L214.885 183.805L205.639 183.805L205.639 180.358M247.641 196.864L247.641 210.516L244.435 210.516L244.435 196.972C244.435 194.836 244.075 193.238 243.355 192.179C242.635 191.12 241.554 190.59 240.114 190.59C238.379 190.59 237.013 191.228 236.014 192.502C235.015 193.777 234.515 195.518 234.515 197.726L234.515 210.516L231.309 210.516L231.309 179.092L234.515 179.092L234.515 191.398C235.29 190.052 236.196 189.042 237.233 188.369C238.271 187.696 239.471 187.359 240.834 187.359C243.08 187.359 244.776 188.162 245.922 189.769C247.068 191.376 247.641 193.741 247.641 196.864M265.041 191.371C264.669 191.12 264.274 190.94 263.856 190.833C263.438 190.725 262.973 190.671 262.462 190.671C260.65 190.671 259.256 191.353 258.281 192.717C257.305 194.082 256.817 196.039 256.817 198.588L256.817 210.516L253.611 210.516L253.611 187.898L256.817 187.898L256.817 191.398C257.498 190.034 258.377 189.019 259.454 188.355C260.53 187.691 261.843 187.359 263.391 187.359C263.608 187.359 263.852 187.372 264.123 187.399C264.394 187.426 264.692 187.476 265.018 187.547L265.041 191.371M283.788 198.265L283.788 200.096L269.06 200.096C269.199 202.645 269.865 204.592 271.058 205.939C272.25 207.285 273.907 207.958 276.029 207.958C277.252 207.958 278.445 207.783 279.607 207.433C280.768 207.083 281.914 206.558 283.045 205.858L283.045 209.359C281.899 209.933 280.722 210.368 279.514 210.665C278.306 210.961 277.082 211.109 275.843 211.109C272.73 211.109 270.264 210.059 268.444 207.958C266.624 205.858 265.714 203.013 265.714 199.422C265.714 195.724 266.578 192.789 268.305 190.617C270.032 188.445 272.358 187.359 275.286 187.359C277.903 187.359 279.974 188.337 281.5 190.294C283.025 192.251 283.788 194.908 283.788 198.265M280.582 197.187C280.567 195.159 280.079 193.539 279.119 192.327C278.158 191.115 276.889 190.509 275.309 190.509C273.528 190.509 272.099 191.093 271.023 192.26C269.946 193.427 269.323 195.078 269.153 197.214L280.582 197.187M296.797 199.153C294.196 199.153 292.395 199.494 291.396 200.176C290.397 200.859 289.898 202.025 289.898 203.677C289.898 205.005 290.273 206.055 291.025 206.827C291.776 207.599 292.794 207.985 294.079 207.985C295.86 207.985 297.289 207.254 298.366 205.791C299.442 204.328 299.98 202.384 299.98 199.961L299.98 199.153L296.797 199.153M303.186 197.618L303.186 210.516L299.98 210.516L299.98 207.07C299.252 208.452 298.342 209.471 297.25 210.126C296.159 210.781 294.823 211.109 293.243 211.109C291.245 211.109 289.654 210.458 288.469 209.157C287.284 207.855 286.692 206.109 286.692 203.919C286.692 201.388 287.428 199.476 288.899 198.184C290.37 196.891 292.562 196.245 295.473 196.245L299.98 196.245L299.98 195.868C299.98 194.163 299.496 192.843 298.528 191.91C297.56 190.976 296.193 190.509 294.428 190.509C293.313 190.509 292.229 190.662 291.176 190.967C290.122 191.272 289.108 191.739 288.132 192.367L288.132 188.921C289.309 188.4 290.448 188.01 291.547 187.749C292.647 187.489 293.723 187.359 294.776 187.359C297.595 187.359 299.701 188.207 301.095 189.904C302.489 191.6 303.186 194.172 303.186 197.618M321.585 191.317L321.585 179.092L324.791 179.092L324.791 210.516L321.585 210.516L321.585 207.124C320.903 208.47 320.048 209.471 319.018 210.126C317.988 210.781 316.753 211.109 315.312 211.109C312.958 211.109 311.042 210.018 309.563 207.837C308.084 205.656 307.344 202.788 307.344 199.234C307.344 195.679 308.084 192.812 309.563 190.631C311.042 188.45 312.958 187.359 315.312 187.359C316.753 187.359 317.988 187.682 319.018 188.328C320.048 188.975 320.903 189.971 321.585 191.317M310.643 199.234C310.643 201.963 311.131 204.103 312.107 205.656C313.082 207.209 314.414 207.985 316.102 207.985C317.806 207.985 319.146 207.209 320.121 205.656C321.097 204.103 321.585 201.963 321.585 199.234C321.585 196.487 321.097 194.338 320.121 192.785C319.146 191.232 317.806 190.456 316.102 190.456C314.414 190.456 313.082 191.232 312.107 192.785C311.131 194.338 310.643 196.487 310.643 199.234M334.687 183.724L334.687 195.033L339.124 195.033C340.766 195.033 342.032 194.544 342.922 193.566C343.813 192.587 344.258 191.192 344.258 189.379C344.258 187.565 343.813 186.17 342.922 185.191C342.032 184.213 340.766 183.724 339.124 183.724L334.687 183.724M331.179 180.358L339.124 180.358C342.036 180.358 344.239 181.121 345.733 182.647C347.228 184.173 347.975 186.417 347.975 189.379C347.975 192.341 347.228 194.584 345.733 196.11C344.239 197.636 342.036 198.399 339.124 198.399L334.687 198.399L334.687 210.516L331.179 210.516L331.179 180.358M357.918 190.509C356.199 190.509 354.84 191.286 353.841 192.839C352.842 194.391 352.343 196.523 352.343 199.234C352.343 201.927 352.842 204.054 353.841 205.616C354.84 207.177 356.199 207.958 357.918 207.958C359.637 207.958 360.996 207.177 361.995 205.616C362.994 204.054 363.493 201.927 363.493 199.234C363.493 196.541 362.994 194.414 361.995 192.852C360.996 191.29 359.637 190.509 357.918 190.509M357.918 187.359C360.706 187.359 362.897 188.409 364.492 190.509C366.088 192.61 366.885 195.518 366.885 199.234C366.885 202.932 366.088 205.836 364.492 207.945C362.897 210.054 360.706 211.109 357.918 211.109C355.13 211.109 352.943 210.054 351.355 207.945C349.768 205.836 348.974 202.932 348.974 199.234C348.974 195.518 349.768 192.61 351.355 190.509C352.943 188.409 355.13 187.359 357.918 187.359M378.733 190.509C377.014 190.509 375.655 191.286 374.656 192.839C373.657 194.391 373.158 196.523 373.158 199.234C373.158 201.927 373.657 204.054 374.656 205.616C375.655 207.177 377.014 207.958 378.733 207.958C380.452 207.958 381.811 207.177 382.81 205.616C383.809 204.054 384.308 201.927 384.308 199.234C384.308 196.541 383.809 194.414 382.81 192.852C381.811 191.29 380.452 190.509 378.733 190.509M378.733 187.359C381.521 187.359 383.712 188.409 385.307 190.509C386.903 192.61 387.7 195.518 387.7 199.234C387.7 202.932 386.903 205.836 385.307 207.945C383.712 210.054 381.521 211.109 378.733 211.109C375.945 211.109 373.758 210.054 372.17 207.945C370.583 205.836 369.789 202.932 369.789 199.234C369.789 195.518 370.583 192.61 372.17 190.509C373.758 188.409 375.945 187.359 378.733 187.359M391.998 179.092L395.204 179.092L395.204 210.516L391.998 210.516L391.998 179.092"/>
        </draw:custom-shape>
        <draw:custom-shape draw:style-name="gr8" draw:id="shape11" draw:layer="" svg:x="35.02062757109pt" svg:y="279.14387730833pt" style:wrap="biggest" fo:margin="0pt" svg:width="62.03197273519pt" svg:height="531.27383100618pt">
          <draw:enhanced-geometry svg:viewBox="0 0 100 100" draw:modifiers="35 60" draw:enhanced-path="M$0 $1 L0 $1 ?HalfWidth height width $1 ?RightCorner $1 ?RightCorner 0 $0 0 Z">
            <draw:equation draw:name="HalfWidth" draw:formula="0.5 * width"/>
            <draw:equation draw:name="RightCorner" draw:formula="width - $0"/>
            <draw:handle draw:handle-position="$0 $1" draw:handle-range-x-minimum="0" draw:handle-range-x-maximum="?HalfWidth" draw:handle-range-y-minimum="0" draw:handle-range-y-maximum="height"/>
          </draw:enhanced-geometry>
        </draw:custom-shape>
        <draw:custom-shape draw:style-name="gr8" draw:id="shape12" draw:layer="" svg:x="263.09179269134pt" svg:y="276.13717334773pt" style:wrap="biggest" fo:margin="0pt" svg:width="62.03197273519pt" svg:height="531.27383100618pt">
          <draw:enhanced-geometry svg:viewBox="0 0 100 100" draw:modifiers="35 60" draw:enhanced-path="M$0 $1 L0 $1 ?HalfWidth height width $1 ?RightCorner $1 ?RightCorner 0 $0 0 Z">
            <draw:equation draw:name="HalfWidth" draw:formula="0.5 * width"/>
            <draw:equation draw:name="RightCorner" draw:formula="width - $0"/>
            <draw:handle draw:handle-position="$0 $1" draw:handle-range-x-minimum="0" draw:handle-range-x-maximum="?HalfWidth" draw:handle-range-y-minimum="0" draw:handle-range-y-maximum="height"/>
          </draw:enhanced-geometry>
        </draw:custom-shape>
        <draw:custom-shape draw:style-name="gr8" draw:id="shape13" draw:layer="" svg:x="461.27660537959pt" svg:y="276.13201645495pt" style:wrap="biggest" fo:margin="0pt" svg:width="62.03197273519pt" svg:height="531.27383100618pt">
          <draw:enhanced-geometry svg:viewBox="0 0 100 100" draw:modifiers="35 60" draw:enhanced-path="M$0 $1 L0 $1 ?HalfWidth height width $1 ?RightCorner $1 ?RightCorner 0 $0 0 Z">
            <draw:equation draw:name="HalfWidth" draw:formula="0.5 * width"/>
            <draw:equation draw:name="RightCorner" draw:formula="width - $0"/>
            <draw:handle draw:handle-position="$0 $1" draw:handle-range-x-minimum="0" draw:handle-range-x-maximum="?HalfWidth" draw:handle-range-y-minimum="0" draw:handle-range-y-maximum="height"/>
          </draw:enhanced-geometry>
        </draw:custom-shape>
        <draw:rect draw:style-name="gr2" draw:id="shape14" draw:layer="" svg:width="70.55696535877pt" svg:height="140.57245434344pt" svg:x="85.67290692059pt" svg:y="282.33119776800pt" style:wrap="biggest" fo:margin="0pt">
          <draw:glue-point draw:id="4" svg:x="30.571%" svg:y="29.5244%"/>
        </draw:rect>
        <draw:rect draw:style-name="gr4" draw:id="shape15" draw:layer="" svg:width="42.44828571429pt" svg:height="28.10195846526pt" svg:x="99.88228691596pt" svg:y="297.43484139266pt" style:wrap="biggest" fo:margin="0pt"/>
        <draw:rect draw:style-name="gr4" draw:id="shape16" draw:layer="" svg:width="42.44828571429pt" svg:height="28.10195846526pt" svg:x="99.97768691596pt" svg:y="339.27105567837pt" style:wrap="biggest" fo:margin="0pt"/>
        <draw:rect draw:style-name="gr10" draw:id="shape17" draw:layer="" svg:width="42.44828571429pt" svg:height="28.10195846526pt" svg:x="100.07308691596pt" svg:y="381.10726996408pt" style:wrap="biggest" fo:margin="0pt"/>
        <draw:rect draw:style-name="gr11" draw:id="shape18" draw:layer="" svg:width="42.44828571429pt" svg:height="28.10195846526pt" svg:x="99.94425239625pt" svg:y="449.00486052529pt" style:wrap="biggest" fo:margin="0pt"/>
        <draw:rect draw:style-name="gr11" draw:id="shape19" draw:layer="" svg:width="42.44828571429pt" svg:height="28.10195846526pt" svg:x="99.91015120168pt" svg:y="491.90211282122pt" style:wrap="biggest" fo:margin="0pt"/>
        <draw:custom-shape draw:style-name="gr9" draw:id="shape20" draw:layer="" draw:transform="matrix(1.13925805331 0.00000000000 0.00000000000 1.48063916836 14.00721964988pt 814.41719262524pt)" style:wrap="biggest" fo:margin="0pt" draw:engine="svg:text" draw:data="text:Thread A;font-family:ComicSans;font-size:20pt;">
          <draw:enhanced-geometry draw:enhanced-path="M14.0072 815.343L28.0699 815.343L28.0699 817.795L22.16 817.795L22.16 836.928L19.9171 836.928L19.9171 817.795L14.0072 817.795L14.0072 815.343M40.2636 827.141L40.2636 836.928L38.2165 836.928L38.2165 827.234C38.2165 825.707 37.985 824.562 37.5222 823.798C37.0594 823.035 36.3711 822.653 35.4573 822.653C34.3418 822.653 33.4666 823.112 32.8317 824.03C32.1968 824.947 31.8793 826.193 31.8793 827.766L31.8793 836.928L29.8144 836.928L29.8144 814.417L31.8793 814.417L31.8793 823.255C32.3659 822.283 32.9415 821.554 33.606 821.069C34.2706 820.583 35.036 820.34 35.9023 820.34C37.3383 820.34 38.4241 820.914 39.1599 822.063C39.8957 823.212 40.2636 824.905 40.2636 827.141M51.9232 823.208C51.6977 823.039 51.4485 822.915 51.1755 822.838C50.9026 822.761 50.6059 822.723 50.2855 822.723C49.1225 822.723 48.2324 823.208 47.6153 824.18C46.9982 825.152 46.6897 826.555 46.6897 828.391L46.6897 836.928L44.6248 836.928L44.6248 820.733L46.6897 820.733L46.6897 823.255C47.1169 822.268 47.6747 821.535 48.363 821.057C49.0513 820.579 49.8938 820.34 50.8907 820.34C51.0212 820.34 51.1725 820.351 51.3446 820.374C51.5167 820.398 51.7095 820.432 51.9232 820.479L51.9232 823.208M64.4728 828.159L64.4728 829.455L55.0739 829.455C55.157 831.29 55.5783 832.69 56.3378 833.654C57.0973 834.618 58.1594 835.1 59.5241 835.1C60.3074 835.1 61.0669 834.973 61.8027 834.718C62.5384 834.464 63.2742 834.09 64.01 833.596L64.01 836.095C63.2742 836.511 62.5206 836.823 61.7493 837.032C60.9779 837.24 60.1946 837.344 59.3995 837.344C57.4058 837.344 55.8305 836.592 54.6734 835.088C53.5163 833.585 52.9378 831.553 52.9378 828.992C52.9378 826.339 53.4867 824.234 54.5844 822.676C55.6821 821.119 57.1685 820.34 59.0435 820.34C60.7168 820.34 62.04 821.042 63.0131 822.445C63.9862 823.849 64.4728 825.753 64.4728 828.159M62.4257 827.373C62.4138 825.923 62.1023 824.766 61.4911 823.903C60.88 823.039 60.07 822.607 59.0613 822.607C57.9221 822.607 57.0083 823.023 56.32 823.856C55.6317 824.689 55.2341 825.869 55.1273 827.396L62.4257 827.373M73.1596 828.784C71.4982 828.784 70.3501 829.031 69.7152 829.524C69.0803 830.018 68.7628 830.858 68.7628 832.046C68.7628 832.987 69.0031 833.735 69.4837 834.29C69.9644 834.845 70.6141 835.123 71.4329 835.123C72.5722 835.123 73.483 834.599 74.1654 833.55C74.8478 832.501 75.1889 831.113 75.1889 829.386L75.1889 828.784L73.1596 828.784M77.236 827.697L77.236 836.928L75.1889 836.928L75.1889 834.475C74.7261 835.447 74.1446 836.168 73.4444 836.638C72.7443 837.109 71.8898 837.344 70.8811 837.344C69.6113 837.344 68.5996 836.877 67.8461 835.944C67.0925 835.011 66.7157 833.766 66.7157 832.208C66.7157 830.388 67.1845 829.015 68.122 828.09C69.0595 827.165 70.4598 826.702 72.323 826.702L75.1889 826.702L75.1889 826.447C75.1889 825.214 74.8804 824.265 74.2633 823.602C73.6462 822.939 72.7739 822.607 71.6466 822.607C70.9345 822.607 70.2433 822.715 69.5728 822.931C68.9023 823.147 68.2525 823.478 67.6236 823.926L67.6236 821.473C68.3712 821.088 69.0981 820.802 69.8042 820.617C70.5103 820.432 71.1956 820.34 71.8602 820.34C73.664 820.34 75.0109 820.949 75.901 822.167C76.791 823.386 77.236 825.229 77.236 827.697M89.3585 823.185L89.3585 814.417L91.4056 814.417L91.4056 836.928L89.3585 836.928L89.3585 834.498C88.9312 835.455 88.3883 836.168 87.7297 836.638C87.071 837.109 86.2848 837.344 85.3711 837.344C83.8639 837.344 82.6386 836.565 81.6952 835.007C80.7517 833.45 80.28 831.398 80.28 828.853C80.28 826.309 80.7517 824.253 81.6952 822.688C82.6386 821.122 83.8639 820.34 85.3711 820.34C86.2848 820.34 87.071 820.575 87.7297 821.045C88.3883 821.516 88.9312 822.229 89.3585 823.185M82.3805 828.853C82.3805 830.797 82.692 832.328 83.3151 833.446C83.9381 834.564 84.7896 835.123 85.8695 835.123C86.9494 835.123 87.8009 834.564 88.4239 833.446C89.0469 832.328 89.3585 830.797 89.3585 828.853C89.3585 826.895 89.0469 825.356 88.4239 824.238C87.8009 823.12 86.9494 822.561 85.8695 822.561C84.7896 822.561 83.9381 823.12 83.3151 824.238C82.692 825.356 82.3805 826.895 82.3805 828.853M108.459 818.211L105.397 828.969L111.503 828.969L108.459 818.211M107.177 815.343L109.723 815.343L116.06 836.928L113.728 836.928L112.215 831.398L104.721 831.398L103.208 836.928L100.84 836.928L107.177 815.343"/>
        </draw:custom-shape>
        <draw:custom-shape draw:style-name="gr9" draw:id="shape21" draw:layer="" draw:transform="matrix(1.13925805331 0.00000000000 0.00000000000 1.48063916836 244.17923003136pt 814.55379295071pt)" style:wrap="biggest" fo:margin="0pt" draw:engine="svg:text" draw:data="text:Thread B;font-family:ComicSans;font-size:20pt;">
          <draw:enhanced-geometry draw:enhanced-path="M244.179 815.479L258.242 815.479L258.242 817.932L252.332 817.932L252.332 837.064L250.089 837.064L250.089 817.932L244.179 817.932L244.179 815.479M270.436 827.278L270.436 837.064L268.388 837.064L268.388 827.371C268.388 825.844 268.157 824.698 267.694 823.935C267.231 823.172 266.543 822.79 265.629 822.79C264.514 822.79 263.639 823.249 263.004 824.166C262.369 825.084 262.051 826.33 262.051 827.903L262.051 837.064L259.986 837.064L259.986 814.554L262.051 814.554L262.051 823.391C262.538 822.42 263.113 821.691 263.778 821.205C264.443 820.719 265.208 820.476 266.074 820.476C267.51 820.476 268.596 821.051 269.332 822.2C270.068 823.349 270.436 825.042 270.436 827.278M282.095 823.345C281.87 823.175 281.62 823.052 281.348 822.975C281.075 822.898 280.778 822.859 280.457 822.859C279.294 822.859 278.404 823.345 277.787 824.317C277.17 825.288 276.862 826.692 276.862 828.527L276.862 837.064L274.797 837.064L274.797 820.87L276.862 820.87L276.862 823.391C277.289 822.404 277.847 821.672 278.535 821.194C279.223 820.715 280.066 820.476 281.063 820.476C281.193 820.476 281.345 820.488 281.517 820.511C281.689 820.534 281.882 820.569 282.095 820.615L282.095 823.345M294.645 828.296L294.645 829.592L285.246 829.592C285.329 831.427 285.75 832.827 286.51 833.791C287.269 834.754 288.331 835.236 289.696 835.236C290.479 835.236 291.239 835.109 291.975 834.855C292.71 834.6 293.446 834.226 294.182 833.733L294.182 836.231C293.446 836.648 292.693 836.96 291.921 837.168C291.15 837.376 290.367 837.481 289.572 837.481C287.578 837.481 286.002 836.729 284.845 835.225C283.688 833.721 283.11 831.689 283.11 829.129C283.11 826.476 283.659 824.371 284.756 822.813C285.854 821.255 287.34 820.476 289.216 820.476C290.889 820.476 292.212 821.178 293.185 822.582C294.158 823.985 294.645 825.89 294.645 828.296M292.598 827.509C292.586 826.06 292.274 824.903 291.663 824.039C291.052 823.175 290.242 822.744 289.233 822.744C288.094 822.744 287.18 823.16 286.492 823.993C285.804 824.826 285.406 826.006 285.299 827.533L292.598 827.509M303.332 828.921C301.67 828.921 300.522 829.167 299.887 829.661C299.252 830.154 298.935 830.995 298.935 832.183C298.935 833.123 299.175 833.872 299.656 834.427C300.136 834.982 300.786 835.26 301.605 835.26C302.744 835.26 303.655 834.735 304.337 833.686C305.02 832.638 305.361 831.25 305.361 829.522L305.361 828.921L303.332 828.921M307.408 827.833L307.408 837.064L305.361 837.064L305.361 834.612C304.898 835.583 304.317 836.305 303.616 836.775C302.916 837.245 302.062 837.481 301.053 837.481C299.783 837.481 298.772 837.014 298.018 836.081C297.265 835.148 296.888 833.902 296.888 832.345C296.888 830.525 297.356 829.152 298.294 828.227C299.232 827.301 300.632 826.838 302.495 826.838L305.361 826.838L305.361 826.584C305.361 825.35 305.052 824.402 304.435 823.738C303.818 823.075 302.946 822.744 301.819 822.744C301.107 822.744 300.415 822.852 299.745 823.067C299.074 823.283 298.425 823.615 297.796 824.062L297.796 821.61C298.543 821.224 299.27 820.939 299.976 820.754C300.682 820.569 301.368 820.476 302.032 820.476C303.836 820.476 305.183 821.086 306.073 822.304C306.963 823.522 307.408 825.366 307.408 827.833M319.53 823.322L319.53 814.554L321.578 814.554L321.578 837.064L319.53 837.064L319.53 834.635C319.103 835.591 318.56 836.305 317.902 836.775C317.243 837.245 316.457 837.481 315.543 837.481C314.036 837.481 312.811 836.702 311.867 835.144C310.924 833.586 310.452 831.535 310.452 828.99C310.452 826.445 310.924 824.39 311.867 822.825C312.811 821.259 314.036 820.476 315.543 820.476C316.457 820.476 317.243 820.712 317.902 821.182C318.56 821.652 319.103 822.366 319.53 823.322M312.553 828.99C312.553 830.933 312.864 832.464 313.487 833.582C314.11 834.701 314.962 835.26 316.041 835.26C317.121 835.26 317.973 834.701 318.596 833.582C319.219 832.464 319.53 830.933 319.53 828.99C319.53 827.031 319.219 825.493 318.596 824.375C317.973 823.256 317.121 822.697 316.041 822.697C314.962 822.697 314.11 823.256 313.487 824.375C312.864 825.493 312.553 827.031 312.553 828.99M335.32 826.746L335.32 834.658L338.916 834.658C340.126 834.658 341.022 834.334 341.604 833.686C342.185 833.039 342.476 832.044 342.476 830.702C342.476 829.345 342.185 828.346 341.604 827.706C341.022 827.066 340.126 826.746 338.916 826.746L335.32 826.746M335.32 817.885L335.32 824.386L338.649 824.386C339.74 824.386 340.556 824.116 341.096 823.576C341.636 823.037 341.906 822.219 341.906 821.124C341.906 820.044 341.636 819.235 341.096 818.695C340.556 818.155 339.74 817.885 338.649 817.885L335.32 817.885M333.077 815.479L338.809 815.479C340.53 815.479 341.853 815.942 342.778 816.867C343.704 817.793 344.167 819.104 344.167 820.8C344.167 822.127 343.93 823.179 343.455 823.958C342.98 824.737 342.28 825.227 341.354 825.427C342.458 825.736 343.318 826.38 343.936 827.359C344.553 828.338 344.861 829.561 344.861 831.026C344.861 832.954 344.357 834.442 343.348 835.491C342.339 836.54 340.903 837.064 339.04 837.064L333.077 837.064L333.077 815.479"/>
        </draw:custom-shape>
        <draw:custom-shape draw:style-name="gr9" draw:id="shape22" draw:layer="" draw:transform="matrix(1.13925805331 0.00000000000 0.00000000000 1.48063916836 444.26860970987pt 814.55379295071pt)" style:wrap="biggest" fo:margin="0pt" draw:engine="svg:text" draw:data="text:Thread C;font-family:ComicSans;font-size:20pt;">
          <draw:enhanced-geometry draw:enhanced-path="M444.269 815.479L458.331 815.479L458.331 817.932L452.421 817.932L452.421 837.064L450.179 837.064L450.179 817.932L444.269 817.932L444.269 815.479M470.525 827.278L470.525 837.064L468.478 837.064L468.478 827.371C468.478 825.844 468.246 824.698 467.784 823.935C467.321 823.172 466.632 822.79 465.719 822.79C464.603 822.79 463.728 823.249 463.093 824.166C462.458 825.084 462.141 826.33 462.141 827.903L462.141 837.064L460.076 837.064L460.076 814.554L462.141 814.554L462.141 823.391C462.627 822.42 463.203 821.691 463.867 821.205C464.532 820.719 465.297 820.476 466.164 820.476C467.6 820.476 468.686 821.051 469.421 822.2C470.157 823.349 470.525 825.042 470.525 827.278M482.185 823.345C481.959 823.175 481.71 823.052 481.437 822.975C481.164 822.898 480.867 822.859 480.547 822.859C479.384 822.859 478.494 823.345 477.877 824.317C477.26 825.288 476.951 826.692 476.951 828.527L476.951 837.064L474.886 837.064L474.886 820.87L476.951 820.87L476.951 823.391C477.378 822.404 477.936 821.672 478.624 821.194C479.313 820.715 480.155 820.476 481.152 820.476C481.283 820.476 481.434 820.488 481.606 820.511C481.778 820.534 481.971 820.569 482.185 820.615L482.185 823.345M494.734 828.296L494.734 829.592L485.335 829.592C485.418 831.427 485.84 832.827 486.599 833.791C487.359 834.754 488.421 835.236 489.786 835.236C490.569 835.236 491.328 835.109 492.064 834.855C492.8 834.6 493.536 834.226 494.271 833.733L494.271 836.231C493.536 836.648 492.782 836.96 492.011 837.168C491.239 837.376 490.456 837.481 489.661 837.481C487.667 837.481 486.092 836.729 484.935 835.225C483.778 833.721 483.199 831.689 483.199 829.129C483.199 826.476 483.748 824.371 484.846 822.813C485.944 821.255 487.43 820.476 489.305 820.476C490.978 820.476 492.301 821.178 493.275 822.582C494.248 823.985 494.734 825.89 494.734 828.296M492.687 827.509C492.675 826.06 492.364 824.903 491.753 824.039C491.141 823.175 490.331 822.744 489.323 822.744C488.183 822.744 487.27 823.16 486.581 823.993C485.893 824.826 485.496 826.006 485.389 827.533L492.687 827.509M503.421 828.921C501.76 828.921 500.611 829.167 499.977 829.661C499.342 830.154 499.024 830.995 499.024 832.183C499.024 833.123 499.265 833.872 499.745 834.427C500.226 834.982 500.875 835.26 501.694 835.26C502.834 835.26 503.744 834.735 504.427 833.686C505.109 832.638 505.45 831.25 505.45 829.522L505.45 828.921L503.421 828.921M507.497 827.833L507.497 837.064L505.45 837.064L505.45 834.612C504.988 835.583 504.406 836.305 503.706 836.775C503.006 837.245 502.151 837.481 501.143 837.481C499.873 837.481 498.861 837.014 498.107 836.081C497.354 835.148 496.977 833.902 496.977 832.345C496.977 830.525 497.446 829.152 498.383 828.227C499.321 827.301 500.721 826.838 502.584 826.838L505.45 826.838L505.45 826.584C505.45 825.35 505.142 824.402 504.525 823.738C503.908 823.075 503.035 822.744 501.908 822.744C501.196 822.744 500.505 822.852 499.834 823.067C499.164 823.283 498.514 823.615 497.885 824.062L497.885 821.61C498.633 821.224 499.359 820.939 500.066 820.754C500.772 820.569 501.457 820.476 502.122 820.476C503.925 820.476 505.272 821.086 506.162 822.304C507.052 823.522 507.497 825.366 507.497 827.833M519.62 823.322L519.62 814.554L521.667 814.554L521.667 837.064L519.62 837.064L519.62 834.635C519.193 835.591 518.65 836.305 517.991 836.775C517.332 837.245 516.546 837.481 515.632 837.481C514.125 837.481 512.9 836.702 511.957 835.144C511.013 833.586 510.541 831.535 510.541 828.99C510.541 826.445 511.013 824.39 511.957 822.825C512.9 821.259 514.125 820.476 515.632 820.476C516.546 820.476 517.332 820.712 517.991 821.182C518.65 821.652 519.193 822.366 519.62 823.322M512.642 828.99C512.642 830.933 512.953 832.464 513.576 833.582C514.199 834.701 515.051 835.26 516.131 835.26C517.211 835.26 518.062 834.701 518.685 833.582C519.308 832.464 519.62 830.933 519.62 828.99C519.62 827.031 519.308 825.493 518.685 824.375C518.062 823.256 517.211 822.697 516.131 822.697C515.051 822.697 514.199 823.256 513.576 824.375C512.953 825.493 512.642 827.031 512.642 828.99M545.591 817.145L545.591 820.222C544.844 819.296 544.04 818.61 543.179 818.163C542.319 817.716 541.408 817.492 540.447 817.492C538.548 817.492 537.094 818.244 536.086 819.748C535.077 821.251 534.573 823.43 534.573 826.283C534.573 829.137 535.077 831.315 536.086 832.819C537.094 834.323 538.548 835.075 540.447 835.075C541.408 835.075 542.319 834.851 543.179 834.404C544.04 833.956 544.844 833.27 545.591 832.345L545.591 835.398C544.808 836.092 543.977 836.613 543.099 836.96C542.221 837.307 541.295 837.481 540.322 837.481C537.806 837.481 535.825 836.482 534.377 834.485C532.929 832.487 532.205 829.753 532.205 826.283C532.205 822.813 532.929 820.079 534.377 818.082C535.825 816.085 537.806 815.086 540.322 815.086C541.307 815.086 542.239 815.256 543.117 815.595C543.995 815.934 544.82 816.451 545.591 817.145"/>
        </draw:custom-shape>
        <draw:custom-shape draw:style-name="gr9" draw:id="shape23" draw:layer="" draw:transform="matrix(0.71646526576 0.00000000000 0.00000000000 0.96172465804 21.01082947482pt 8.12015560158pt)" style:wrap="biggest" fo:margin="0pt" draw:engine="svg:text" draw:data="text:Main thread;font-family:ComicSans;font-size:20pt;">
          <draw:enhanced-geometry draw:enhanced-path="M21.0108 8.72123L23.1154 8.72123L25.7798 18.2633L28.4554 8.72123L30.56 8.72123L30.56 22.7414L29.183 22.7414L29.183 10.4343L26.4963 20.0516L25.0745 20.0516L22.3766 10.4343L22.3766 22.7414L21.0108 22.7414L21.0108 8.72123M36.6947 17.4519C35.6499 17.4519 34.9278 17.6122 34.5285 17.9328C34.1292 18.2533 33.9296 18.7993 33.9296 19.5707C33.9296 20.1818 34.0807 20.6677 34.383 21.0283C34.6852 21.389 35.0938 21.5693 35.6088 21.5693C36.3253 21.5693 36.8981 21.2287 37.3272 20.5474C37.7563 19.8662 37.9709 18.9646 37.9709 17.8426L37.9709 17.4519L36.6947 17.4519M39.2583 16.7456L39.2583 22.7414L37.9709 22.7414L37.9709 21.1485C37.6798 21.7797 37.3141 22.248 36.8738 22.5535C36.4335 22.8591 35.8961 23.0119 35.2618 23.0119C34.4632 23.0119 33.827 22.7088 33.3531 22.1027C32.8792 21.4966 32.6422 20.6877 32.6422 19.6759C32.6422 18.4938 32.937 17.6022 33.5266 17.0011C34.1162 16.4 34.9968 16.0995 36.1685 16.0995L37.9709 16.0995L37.9709 15.9342C37.9709 15.1327 37.7769 14.5166 37.3888 14.0859C37.0007 13.6551 36.4521 13.4397 35.7431 13.4397C35.2954 13.4397 34.8606 13.5098 34.439 13.6501C34.0173 13.7903 33.6087 14.0057 33.2131 14.2962L33.2131 12.7034C33.6833 12.4529 34.1404 12.2676 34.5845 12.1474C35.0285 12.0272 35.4595 11.9671 35.8775 11.9671C37.0119 11.9671 37.859 12.3628 38.4187 13.1542C38.9784 13.9456 39.2583 15.1427 39.2583 16.7456M41.7323 12.2225L43.0197 12.2225L43.0197 22.7414L41.7323 22.7414L41.7323 12.2225M41.7323 8.12016L43.0197 8.12016L43.0197 10.3141L41.7323 10.3141L41.7323 8.12016M52.5465 16.385L52.5465 22.7414L51.2591 22.7414L51.2591 16.4451C51.2591 15.4533 51.1136 14.7095 50.8225 14.2136C50.5314 13.7177 50.0986 13.4697 49.5239 13.4697C48.8224 13.4697 48.272 13.7678 47.8727 14.3639C47.4734 14.9599 47.2738 15.7689 47.2738 16.7907L47.2738 22.7414L45.9752 22.7414L45.9752 12.2225L47.2738 12.2225L47.2738 13.8604C47.5797 13.2293 47.9417 12.756 48.3597 12.4404C48.7776 12.1248 49.259 11.9671 49.8038 11.9671C50.7068 11.9671 51.3897 12.3402 51.8524 13.0866C52.3151 13.8329 52.5465 14.9324 52.5465 16.385M60.909 9.23215L60.909 12.2225L63.5621 12.2225L63.5621 13.5599L60.909 13.5599L60.909 19.2702C60.909 20.1317 60.9967 20.6852 61.1721 20.9306C61.3475 21.1761 61.7038 21.2988 62.2412 21.2988L63.5621 21.2988L63.5621 22.7414L62.2412 22.7414C61.2486 22.7414 60.5638 22.4934 60.1869 21.9975C59.81 21.5017 59.6216 20.5925 59.6216 19.2702L59.6216 13.5599L58.67 13.5599L58.67 12.2225L59.6216 12.2225L59.6216 9.23215L60.909 9.23215M71.8911 16.385L71.8911 22.7414L70.6037 22.7414L70.6037 16.4451C70.6037 15.4533 70.4581 14.7095 70.1671 14.2136C69.876 13.7177 69.4431 13.4697 68.8685 13.4697C68.1669 13.4697 67.6165 13.7678 67.2172 14.3639C66.818 14.9599 66.6183 15.7689 66.6183 16.7907L66.6183 22.7414L65.3197 22.7414L65.3197 8.12016L66.6183 8.12016L66.6183 13.8604C66.9243 13.2293 67.2863 12.756 67.7042 12.4404C68.1222 12.1248 68.6035 11.9671 69.1483 11.9671C70.0514 11.9671 70.7343 12.3402 71.197 13.0866C71.6597 13.8329 71.8911 14.9324 71.8911 16.385M79.2236 13.8304C79.0818 13.7202 78.9251 13.6401 78.7535 13.59C78.5818 13.5399 78.3952 13.5148 78.1937 13.5148C77.4623 13.5148 76.9026 13.8304 76.5145 14.4615C76.1264 15.0927 75.9324 16.0043 75.9324 17.1964L75.9324 22.7414L74.6338 22.7414L74.6338 12.2225L75.9324 12.2225L75.9324 13.8604C76.201 13.2193 76.5518 12.7434 76.9847 12.4329C77.4175 12.1223 77.9474 11.9671 78.5743 11.9671C78.6564 11.9671 78.7516 11.9746 78.8598 11.9896C78.968 12.0046 79.0893 12.0272 79.2236 12.0572L79.2236 13.8304M87.1159 17.0462L87.1159 17.8877L81.2051 17.8877C81.2573 19.0798 81.5223 19.9889 81.9999 20.6151C82.4776 21.2412 83.1455 21.5542 84.0038 21.5542C84.4964 21.5542 84.974 21.4716 85.4367 21.3063C85.8994 21.141 86.3622 20.8981 86.8249 20.5775L86.8249 22.2004C86.3622 22.4709 85.8883 22.6738 85.4031 22.809C84.918 22.9442 84.4255 23.0119 83.9254 23.0119C82.6716 23.0119 81.6809 22.5235 80.9532 21.5467C80.2256 20.57 79.8617 19.2501 79.8617 17.5871C79.8617 15.864 80.2069 14.4966 80.8973 13.4848C81.5876 12.473 82.5224 11.9671 83.7015 11.9671C84.7538 11.9671 85.586 12.4229 86.198 13.3345C86.81 14.2461 87.1159 15.4834 87.1159 17.0462M85.8285 16.5352C85.8211 15.5936 85.6252 14.8422 85.2408 14.2812C84.8565 13.7202 84.3471 13.4397 83.7127 13.4397C82.9963 13.4397 82.4216 13.7102 81.9887 14.2512C81.5559 14.7921 81.3059 15.5585 81.2387 16.5503L85.8285 16.5352M92.579 17.4519C91.5341 17.4519 90.8121 17.6122 90.4128 17.9328C90.0135 18.2533 89.8139 18.7993 89.8139 19.5707C89.8139 20.1818 89.965 20.6677 90.2673 21.0283C90.5695 21.389 90.9781 21.5693 91.4931 21.5693C92.2096 21.5693 92.7824 21.2287 93.2115 20.5474C93.6406 19.8662 93.8552 18.9646 93.8552 17.8426L93.8552 17.4519L92.579 17.4519M95.1426 16.7456L95.1426 22.7414L93.8552 22.7414L93.8552 21.1485C93.5641 21.7797 93.1984 22.248 92.7581 22.5535C92.3178 22.8591 91.7804 23.0119 91.1461 23.0119C90.3475 23.0119 89.7113 22.7088 89.2374 22.1027C88.7634 21.4966 88.5265 20.6877 88.5265 19.6759C88.5265 18.4938 88.8213 17.6022 89.4109 17.0011C90.0005 16.4 90.8811 16.0995 92.0528 16.0995L93.8552 16.0995L93.8552 15.9342C93.8552 15.1327 93.6612 14.5166 93.2731 14.0859C92.885 13.6551 92.3364 13.4397 91.6274 13.4397C91.1796 13.4397 90.7449 13.5098 90.3232 13.6501C89.9016 13.7903 89.493 14.0057 89.0974 14.2962L89.0974 12.7034C89.5676 12.4529 90.0247 12.2676 90.4688 12.1474C90.9128 12.0272 91.3438 11.9671 91.7618 11.9671C92.8962 11.9671 93.7432 12.3628 94.303 13.1542C94.8627 13.9456 95.1426 15.1427 95.1426 16.7456M102.766 13.8154L102.766 8.12016L104.054 8.12016L104.054 22.7414L102.766 22.7414L102.766 21.1635C102.498 21.7847 102.156 22.248 101.742 22.5535C101.328 22.8591 100.833 23.0119 100.259 23.0119C99.3108 23.0119 98.5402 22.506 97.9469 21.4941C97.3536 20.4823 97.0569 19.1499 97.0569 17.497C97.0569 15.844 97.3536 14.5091 97.9469 13.4923C98.5402 12.4755 99.3108 11.9671 100.259 11.9671C100.833 11.9671 101.328 12.1198 101.742 12.4254C102.156 12.7309 102.498 13.1943 102.766 13.8154M98.3779 17.497C98.3779 18.7592 98.5738 19.7535 98.9656 20.4798C99.3574 21.2061 99.8929 21.5693 100.572 21.5693C101.251 21.5693 101.787 21.2061 102.179 20.4798C102.57 19.7535 102.766 18.7592 102.766 17.497C102.766 16.2247 102.57 15.2254 102.179 14.4991C101.787 13.7728 101.251 13.4096 100.572 13.4096C99.8929 13.4096 99.3574 13.7728 98.9656 14.4991C98.5738 15.2254 98.3779 16.2247 98.3779 17.497"/>
        </draw:custom-shape>
        <draw:custom-shape draw:style-name="gr9" draw:id="shape24" draw:layer="" svg:x="166.02317746524pt" svg:y="482.67712885099pt" style:wrap="biggest" fo:margin="0pt" draw:engine="svg:text" draw:data="text:Connected;font-family:ComicSans;font-size:20pt;">
          <draw:enhanced-geometry draw:enhanced-path="M177.773 484.427L177.773 486.505C177.117 485.88 176.411 485.417 175.656 485.115C174.901 484.813 174.101 484.662 173.258 484.662C171.591 484.662 170.315 485.169 169.429 486.185C168.544 487.201 168.101 488.672 168.101 490.599C168.101 492.526 168.544 493.997 169.429 495.013C170.315 496.029 171.591 496.537 173.258 496.537C174.101 496.537 174.901 496.385 175.656 496.083C176.411 495.781 177.117 495.318 177.773 494.693L177.773 496.755C177.086 497.224 176.357 497.576 175.586 497.81C174.815 498.044 174.002 498.162 173.148 498.162C170.94 498.162 169.2 497.487 167.929 496.138C166.659 494.789 166.023 492.943 166.023 490.599C166.023 488.255 166.659 486.409 167.929 485.06C169.2 483.711 170.94 483.037 173.148 483.037C174.013 483.037 174.83 483.151 175.601 483.38C176.372 483.609 177.096 483.958 177.773 484.427M185.023 488.208C184.054 488.208 183.291 488.583 182.734 489.333C182.177 490.083 181.898 491.115 181.898 492.427C181.898 493.729 182.177 494.758 182.734 495.513C183.291 496.268 184.054 496.646 185.023 496.646C185.982 496.646 186.739 496.268 187.297 495.513C187.854 494.758 188.133 493.729 188.133 492.427C188.133 491.125 187.854 490.096 187.297 489.341C186.739 488.586 185.982 488.208 185.023 488.208M185.023 486.677C186.586 486.677 187.812 487.185 188.703 488.201C189.593 489.216 190.039 490.625 190.039 492.427C190.039 494.208 189.593 495.609 188.703 496.63C187.812 497.651 186.586 498.162 185.023 498.162C183.45 498.162 182.221 497.651 181.336 496.63C180.45 495.609 180.008 494.208 180.008 492.427C180.008 490.625 180.45 489.216 181.336 488.201C182.221 487.185 183.45 486.677 185.023 486.677M201.883 491.271L201.883 497.88L200.086 497.88L200.086 491.333C200.086 490.302 199.883 489.529 199.476 489.013C199.07 488.497 198.466 488.24 197.664 488.24C196.685 488.24 195.916 488.55 195.359 489.169C194.802 489.789 194.523 490.63 194.523 491.693L194.523 497.88L192.711 497.88L192.711 486.943L194.523 486.943L194.523 488.646C194.95 487.99 195.455 487.497 196.039 487.169C196.622 486.841 197.294 486.677 198.054 486.677C199.315 486.677 200.268 487.065 200.914 487.841C201.56 488.617 201.883 489.76 201.883 491.271M214.883 491.271L214.883 497.88L213.086 497.88L213.086 491.333C213.086 490.302 212.883 489.529 212.476 489.013C212.07 488.497 211.466 488.24 210.664 488.24C209.685 488.24 208.916 488.55 208.359 489.169C207.802 489.789 207.523 490.63 207.523 491.693L207.523 497.88L205.711 497.88L205.711 486.943L207.523 486.943L207.523 488.646C207.95 487.99 208.455 487.497 209.039 487.169C209.622 486.841 210.294 486.677 211.054 486.677C212.315 486.677 213.268 487.065 213.914 487.841C214.56 488.617 214.883 489.76 214.883 491.271M228.133 491.958L228.133 492.833L219.883 492.833C219.955 494.073 220.325 495.018 220.992 495.669C221.659 496.32 222.591 496.646 223.789 496.646C224.476 496.646 225.143 496.56 225.789 496.388C226.435 496.216 227.08 495.964 227.726 495.63L227.726 497.318C227.08 497.599 226.419 497.81 225.742 497.951C225.065 498.091 224.377 498.162 223.679 498.162C221.929 498.162 220.547 497.654 219.531 496.638C218.515 495.622 218.008 494.25 218.008 492.521C218.008 490.729 218.489 489.307 219.453 488.255C220.416 487.203 221.721 486.677 223.367 486.677C224.836 486.677 225.997 487.151 226.851 488.099C227.705 489.047 228.133 490.333 228.133 491.958M226.336 491.427C226.325 490.448 226.052 489.667 225.515 489.083C224.979 488.5 224.268 488.208 223.383 488.208C222.383 488.208 221.58 488.49 220.976 489.052C220.372 489.615 220.023 490.412 219.929 491.443L226.336 491.427M238.648 487.365L238.648 489.037C238.148 488.755 237.643 488.547 237.133 488.412C236.622 488.276 236.107 488.208 235.586 488.208C234.419 488.208 233.513 488.576 232.867 489.31C232.221 490.044 231.898 491.083 231.898 492.427C231.898 493.76 232.221 494.797 232.867 495.537C233.513 496.276 234.419 496.646 235.586 496.646C236.107 496.646 236.622 496.576 237.133 496.435C237.643 496.294 238.148 496.083 238.648 495.802L238.648 497.458C238.148 497.698 237.63 497.875 237.093 497.99C236.557 498.104 235.987 498.162 235.383 498.162C233.737 498.162 232.429 497.643 231.461 496.607C230.492 495.57 230.008 494.177 230.008 492.427C230.008 490.635 230.497 489.229 231.476 488.208C232.455 487.188 233.799 486.677 235.508 486.677C236.06 486.677 236.599 486.734 237.125 486.849C237.651 486.964 238.159 487.135 238.648 487.365M243.554 483.833L243.554 486.943L247.258 486.943L247.258 488.333L243.554 488.333L243.554 494.271C243.554 495.167 243.677 495.742 243.922 495.997C244.166 496.253 244.664 496.38 245.414 496.38L247.258 496.38L247.258 497.88L245.414 497.88C244.028 497.88 243.073 497.622 242.547 497.107C242.021 496.591 241.758 495.646 241.758 494.271L241.758 488.333L240.429 488.333L240.429 486.943L241.758 486.943L241.758 483.833L243.554 483.833M259.133 491.958L259.133 492.833L250.883 492.833C250.955 494.073 251.325 495.018 251.992 495.669C252.659 496.32 253.591 496.646 254.789 496.646C255.476 496.646 256.143 496.56 256.789 496.388C257.435 496.216 258.08 495.964 258.726 495.63L258.726 497.318C258.08 497.599 257.419 497.81 256.742 497.951C256.065 498.091 255.377 498.162 254.679 498.162C252.929 498.162 251.547 497.654 250.531 496.638C249.515 495.622 249.008 494.25 249.008 492.521C249.008 490.729 249.489 489.307 250.453 488.255C251.416 487.203 252.721 486.677 254.367 486.677C255.836 486.677 256.997 487.151 257.851 488.099C258.705 489.047 259.133 490.333 259.133 491.958M257.336 491.427C257.325 490.448 257.052 489.667 256.515 489.083C255.979 488.5 255.268 488.208 254.383 488.208C253.383 488.208 252.58 488.49 251.976 489.052C251.372 489.615 251.023 490.412 250.929 491.443L257.336 491.427M268.976 488.599L268.976 482.677L270.773 482.677L270.773 497.88L268.976 497.88L268.976 496.24C268.601 496.885 268.125 497.367 267.547 497.685C266.968 498.003 266.278 498.162 265.476 498.162C264.153 498.162 263.078 497.635 262.25 496.583C261.422 495.531 261.008 494.146 261.008 492.427C261.008 490.708 261.422 489.32 262.25 488.263C263.078 487.206 264.153 486.677 265.476 486.677C266.278 486.677 266.968 486.836 267.547 487.154C268.125 487.471 268.601 487.953 268.976 488.599M262.851 492.427C262.851 493.74 263.125 494.773 263.672 495.529C264.218 496.284 264.966 496.662 265.914 496.662C266.862 496.662 267.609 496.284 268.156 495.529C268.703 494.773 268.976 493.74 268.976 492.427C268.976 491.104 268.703 490.065 268.156 489.31C267.609 488.555 266.862 488.177 265.914 488.177C264.966 488.177 264.218 488.555 263.672 489.31C263.125 490.065 262.851 491.104 262.851 492.427"/>
        </draw:custom-shape>
        <draw:custom-shape draw:style-name="gr9" draw:id="shape25" draw:layer="" svg:x="166.01802057246pt" svg:y="504.68331712231pt" style:wrap="biggest" fo:margin="0pt" draw:engine="svg:text" draw:data="text:sockets;font-family:ComicSans;font-size:20pt;">
          <draw:enhanced-geometry draw:enhanced-path="M173.799 509.277L173.799 510.965C173.289 510.704 172.76 510.509 172.213 510.379C171.666 510.248 171.101 510.183 170.518 510.183C169.622 510.183 168.953 510.321 168.51 510.597C168.067 510.873 167.846 511.282 167.846 511.824C167.846 512.241 168.005 512.569 168.323 512.808C168.64 513.048 169.278 513.277 170.237 513.496L170.862 513.621C172.133 513.902 173.036 514.29 173.573 514.785C174.109 515.28 174.377 515.975 174.377 516.871C174.377 517.881 173.976 518.683 173.174 519.277C172.372 519.871 171.268 520.168 169.862 520.168C169.278 520.168 168.669 520.11 168.034 519.996C167.398 519.881 166.726 519.709 166.018 519.48L166.018 517.636C166.685 517.98 167.341 518.238 167.987 518.41C168.633 518.582 169.273 518.668 169.909 518.668C170.752 518.668 171.401 518.522 171.854 518.23C172.307 517.939 172.534 517.532 172.534 517.011C172.534 516.522 172.37 516.147 172.041 515.886C171.713 515.626 170.992 515.376 169.877 515.136L169.252 514.98C168.138 514.751 167.333 514.394 166.838 513.91C166.344 513.426 166.096 512.756 166.096 511.902C166.096 510.881 166.461 510.09 167.19 509.527C167.919 508.965 168.956 508.683 170.299 508.683C170.966 508.683 171.591 508.733 172.174 508.832C172.758 508.931 173.299 509.079 173.799 509.277M181.065 510.215C180.096 510.215 179.333 510.59 178.776 511.34C178.219 512.09 177.94 513.121 177.94 514.433C177.94 515.735 178.219 516.764 178.776 517.519C179.333 518.274 180.096 518.652 181.065 518.652C182.023 518.652 182.781 518.274 183.338 517.519C183.896 516.764 184.174 515.735 184.174 514.433C184.174 513.131 183.896 512.103 183.338 511.347C182.781 510.592 182.023 510.215 181.065 510.215M181.065 508.683C182.627 508.683 183.854 509.191 184.745 510.207C185.635 511.222 186.081 512.631 186.081 514.433C186.081 516.215 185.635 517.616 184.745 518.636C183.854 519.657 182.627 520.168 181.065 520.168C179.492 520.168 178.263 519.657 177.377 518.636C176.492 517.616 176.049 516.215 176.049 514.433C176.049 512.631 176.492 511.222 177.377 510.207C178.263 509.191 179.492 508.683 181.065 508.683M196.69 509.371L196.69 511.043C196.19 510.761 195.685 510.553 195.174 510.418C194.664 510.282 194.148 510.215 193.627 510.215C192.461 510.215 191.554 510.582 190.909 511.316C190.263 512.051 189.94 513.09 189.94 514.433C189.94 515.767 190.263 516.803 190.909 517.543C191.554 518.282 192.461 518.652 193.627 518.652C194.148 518.652 194.664 518.582 195.174 518.441C195.685 518.301 196.19 518.09 196.69 517.808L196.69 519.465C196.19 519.704 195.672 519.881 195.135 519.996C194.599 520.11 194.028 520.168 193.424 520.168C191.778 520.168 190.471 519.649 189.502 518.613C188.534 517.577 188.049 516.183 188.049 514.433C188.049 512.642 188.539 511.235 189.518 510.215C190.497 509.194 191.841 508.683 193.549 508.683C194.101 508.683 194.64 508.741 195.166 508.855C195.692 508.97 196.2 509.142 196.69 509.371M199.752 504.683L201.565 504.683L201.565 513.668L206.924 508.949L209.221 508.949L203.424 514.058L209.471 519.886L207.127 519.886L201.565 514.543L201.565 519.886L199.752 519.886L199.752 504.683M220.174 513.965L220.174 514.84L211.924 514.84C211.997 516.079 212.367 517.024 213.034 517.676C213.7 518.327 214.633 518.652 215.831 518.652C216.518 518.652 217.185 518.566 217.831 518.394C218.476 518.222 219.122 517.97 219.768 517.636L219.768 519.324C219.122 519.605 218.461 519.816 217.784 519.957C217.107 520.097 216.419 520.168 215.721 520.168C213.971 520.168 212.588 519.66 211.573 518.644C210.557 517.629 210.049 516.256 210.049 514.527C210.049 512.735 210.531 511.314 211.495 510.261C212.458 509.209 213.763 508.683 215.409 508.683C216.877 508.683 218.039 509.157 218.893 510.105C219.747 511.053 220.174 512.34 220.174 513.965M218.377 513.433C218.367 512.454 218.094 511.673 217.557 511.09C217.021 510.506 216.31 510.215 215.424 510.215C214.424 510.215 213.622 510.496 213.018 511.058C212.414 511.621 212.065 512.418 211.971 513.449L218.377 513.433M224.596 505.84L224.596 508.949L228.299 508.949L228.299 510.34L224.596 510.34L224.596 516.277C224.596 517.173 224.719 517.748 224.963 518.004C225.208 518.259 225.706 518.386 226.456 518.386L228.299 518.386L228.299 519.886L226.456 519.886C225.07 519.886 224.114 519.629 223.588 519.113C223.062 518.597 222.799 517.652 222.799 516.277L222.799 510.34L221.471 510.34L221.471 508.949L222.799 508.949L222.799 505.84L224.596 505.84M237.799 509.277L237.799 510.965C237.289 510.704 236.76 510.509 236.213 510.379C235.666 510.248 235.101 510.183 234.518 510.183C233.622 510.183 232.953 510.321 232.51 510.597C232.067 510.873 231.846 511.282 231.846 511.824C231.846 512.241 232.005 512.569 232.323 512.808C232.64 513.048 233.278 513.277 234.237 513.496L234.862 513.621C236.133 513.902 237.036 514.29 237.573 514.785C238.109 515.28 238.377 515.975 238.377 516.871C238.377 517.881 237.976 518.683 237.174 519.277C236.372 519.871 235.268 520.168 233.862 520.168C233.278 520.168 232.669 520.11 232.034 519.996C231.398 519.881 230.726 519.709 230.018 519.48L230.018 517.636C230.685 517.98 231.341 518.238 231.987 518.41C232.633 518.582 233.273 518.668 233.909 518.668C234.752 518.668 235.401 518.522 235.854 518.23C236.307 517.939 236.534 517.532 236.534 517.011C236.534 516.522 236.37 516.147 236.041 515.886C235.713 515.626 234.992 515.376 233.877 515.136L233.252 514.98C232.138 514.751 231.333 514.394 230.838 513.91C230.344 513.426 230.096 512.756 230.096 511.902C230.096 510.881 230.461 510.09 231.19 509.527C231.919 508.965 232.956 508.683 234.299 508.683C234.966 508.683 235.591 508.733 236.174 508.832C236.758 508.931 237.299 509.079 237.799 509.277"/>
        </draw:custom-shape>
        <draw:connector draw:style-name="gr12" draw:id="shape26" draw:layer="" style:wrap="biggest" fo:margin="0pt" draw:type="standard" draw:start-shape="shape14" draw:start-glue-point="4" draw:end-shape="shape1" draw:end-glue-point="7" svg:d="M0 157.999L20 157.999L39.5727 157.999L39.5727 20L39.5727 0" svg:viewBox="0 0 40 158"/>
        <draw:connector draw:style-name="gr12" draw:id="shape27" draw:layer="" style:wrap="biggest" fo:margin="0pt" draw:type="standard" svg:x1="208.10726336965pt" svg:y1="150.07735339158pt" svg:x2="209.10777905893pt" svg:y2="115.05930426688pt" svg:d="M0 35.018L0 35.018L1.00052 0L1.00052 0" svg:viewBox="0 0 1 35"/>
        <draw:connector draw:style-name="gr12" draw:id="shape28" draw:layer="" style:wrap="biggest" fo:margin="1pt" draw:type="standard" draw:start-shape="shape29" draw:start-glue-point="3" draw:end-shape="shape1" draw:end-glue-point="9" svg:d="M30.9519 0L10.9519 0L0 0L0 0.24521L0 20.2452" svg:viewBox="0 0 31 20"/>
        <draw:custom-shape draw:style-name="gr9" draw:id="shape29" draw:layer="" draw:transform="matrix(1.01438415459 0.00000000000 0.00000000000 1.18035892043 239.36116666667pt 10.31729166667pt)" style:wrap="biggest" fo:margin="1pt" draw:engine="svg:text" draw:data="text:Port 1;font-family:ComicSans;font-size:20pt;">
          <draw:enhanced-geometry draw:enhanced-path="M241.358 12.2354L241.358 18.6905L243.878 18.6905C244.808 18.6905 245.527 18.4107 246.034 17.8513C246.541 17.2919 246.795 16.4957 246.795 15.4629C246.795 14.4301 246.541 13.634 246.034 13.0745C245.527 12.5151 244.808 12.2354 243.878 12.2354L241.358 12.2354M239.361 10.3173L243.878 10.3173C245.537 10.3173 246.789 10.7538 247.635 11.6268C248.48 12.4997 248.903 13.7784 248.903 15.4629C248.903 17.1597 248.48 18.4415 247.635 19.3083C246.789 20.1751 245.537 20.6085 243.878 20.6085L241.358 20.6085L241.358 27.5247L239.361 27.5247L239.361 10.3173M254.735 16.1084C253.753 16.1084 252.979 16.5511 252.413 17.4363C251.848 18.3216 251.565 19.5388 251.565 21.0881C251.565 22.625 251.848 23.8392 252.413 24.7306C252.979 25.622 253.753 26.0677 254.735 26.0677C255.708 26.0677 256.476 25.622 257.042 24.7306C257.607 23.8392 257.89 22.625 257.89 21.0881C257.89 19.5511 257.607 18.337 257.042 17.4456C256.476 16.5541 255.708 16.1084 254.735 16.1084M254.735 14.301C256.32 14.301 257.565 14.9004 258.468 16.0992C259.371 17.298 259.823 18.961 259.823 21.0881C259.823 23.1906 259.371 24.8443 258.468 26.0493C257.565 27.2542 256.32 27.8567 254.735 27.8567C253.14 27.8567 251.893 27.2542 250.995 26.0493C250.097 24.8443 249.648 23.1906 249.648 21.0881C249.648 18.961 250.097 17.298 250.995 16.0992C251.893 14.9004 253.14 14.301 254.735 14.301M269.032 16.5879C268.831 16.4527 268.609 16.3543 268.366 16.2929C268.123 16.2314 267.859 16.2006 267.574 16.2006C266.538 16.2006 265.746 16.5879 265.196 17.3626C264.647 18.1372 264.372 19.2561 264.372 20.7192L264.372 27.5247L262.534 27.5247L262.534 14.6145L264.372 14.6145L264.372 16.6248C264.752 15.8379 265.249 15.2539 265.862 14.8727C266.475 14.4916 267.225 14.301 268.113 14.301C268.229 14.301 268.364 14.3102 268.517 14.3287C268.67 14.3471 268.842 14.3748 269.032 14.4117L269.032 16.5879M272.519 10.9444L272.519 14.6145L276.275 14.6145L276.275 16.256L272.519 16.256L272.519 23.2644C272.519 24.3218 272.643 25.0011 272.891 25.3023C273.14 25.6036 273.644 25.7542 274.405 25.7542L276.275 25.7542L276.275 27.5247L274.405 27.5247C273 27.5247 272.03 27.2204 271.497 26.6118C270.963 26.0032 270.696 24.8873 270.696 23.2644L270.696 16.256L269.349 16.256L269.349 14.6145L270.696 14.6145L270.696 10.9444L272.519 10.9444M285.531 25.5697L288.797 25.5697L288.797 12.4382L285.246 13.2682L285.246 11.1472L288.781 10.3173L290.778 10.3173L290.778 25.5697L294.043 25.5697L294.043 27.5247L285.531 27.5247L285.531 25.5697"/>
        </draw:custom-shape>
        <draw:custom-shape draw:style-name="gr9" draw:id="shape30" draw:layer="" draw:transform="matrix(1.01438415459 0.00000000000 0.00000000000 1.18035892043 489.91270833333pt 11.03172916666pt)" style:wrap="biggest" fo:margin="0pt" draw:engine="svg:text" draw:data="text:Port 2;font-family:ComicSans;font-size:20pt;">
          <draw:enhanced-geometry draw:enhanced-path="M491.91 13.2633L491.91 19.7184L494.43 19.7184C495.36 19.7184 496.078 19.4387 496.585 18.8793C497.093 18.3198 497.346 17.5237 497.346 16.4909C497.346 15.4581 497.093 14.6619 496.585 14.1025C496.078 13.5431 495.36 13.2633 494.43 13.2633L491.91 13.2633M489.913 11.3453L494.43 11.3453C496.089 11.3453 497.341 11.7817 498.186 12.6547C499.032 13.5277 499.454 14.8064 499.454 16.4909C499.454 18.1877 499.032 19.4695 498.186 20.3363C497.341 21.2031 496.089 21.6365 494.43 21.6365L491.91 21.6365L491.91 28.5527L489.913 28.5527L489.913 11.3453M505.287 17.1364C504.304 17.1364 503.53 17.579 502.965 18.4643C502.4 19.3496 502.117 20.5668 502.117 22.116C502.117 23.653 502.4 24.8671 502.965 25.7586C503.53 26.65 504.304 27.0957 505.287 27.0957C506.259 27.0957 507.028 26.65 507.593 25.7586C508.158 24.8671 508.441 23.653 508.441 22.116C508.441 20.5791 508.158 19.3649 507.593 18.4735C507.028 17.5821 506.259 17.1364 505.287 17.1364M505.287 15.329C506.872 15.329 508.116 15.9284 509.02 17.1272C509.923 18.326 510.375 19.9889 510.375 22.116C510.375 24.2186 509.923 25.8723 509.02 27.0772C508.116 28.2822 506.872 28.8847 505.287 28.8847C503.691 28.8847 502.445 28.2822 501.546 27.0772C500.648 25.8723 500.199 24.2186 500.199 22.116C500.199 19.9889 500.648 18.326 501.546 17.1272C502.445 15.9284 503.691 15.329 505.287 15.329M519.583 17.6159C519.383 17.4807 519.161 17.3823 518.918 17.3208C518.675 17.2594 518.411 17.2286 518.125 17.2286C517.09 17.2286 516.297 17.6159 515.748 18.3905C515.198 19.1651 514.924 20.284 514.924 21.7472L514.924 28.5527L513.085 28.5527L513.085 15.6425L514.924 15.6425L514.924 17.6528C515.304 16.8659 515.801 16.2819 516.413 15.9007C517.026 15.5196 517.777 15.329 518.664 15.329C518.78 15.329 518.915 15.3382 519.068 15.3566C519.222 15.3751 519.393 15.4027 519.583 15.4396L519.583 17.6159M523.07 11.9723L523.07 15.6425L526.827 15.6425L526.827 17.2839L523.07 17.2839L523.07 24.2923C523.07 25.3497 523.195 26.029 523.443 26.3303C523.691 26.6315 524.196 26.7821 524.957 26.7821L526.827 26.7821L526.827 28.5527L524.957 28.5527C523.551 28.5527 522.582 28.2484 522.048 27.6397C521.514 27.0311 521.248 25.9153 521.248 24.2923L521.248 17.2839L519.9 17.2839L519.9 15.6425L521.248 15.6425L521.248 11.9723L523.07 11.9723M537.462 26.5977L544.436 26.5977L544.436 28.5527L535.053 28.5527L535.053 26.5977C535.814 25.6756 536.849 24.446 538.159 22.9091C539.47 21.3722 540.294 20.3762 540.632 19.9213C541.266 19.0852 541.71 18.3782 541.963 17.8003C542.217 17.2225 542.344 16.6507 542.344 16.0851C542.344 15.1753 542.069 14.4314 541.52 13.8535C540.97 13.2756 540.252 12.9867 539.364 12.9867C538.741 12.9867 538.08 13.1127 537.383 13.3648C536.685 13.6168 535.94 14.0011 535.148 14.5175L535.148 12.1752C535.951 11.794 536.704 11.5082 537.406 11.3176C538.109 11.127 538.751 11.0317 539.332 11.0317C540.864 11.0317 542.085 11.4774 542.994 12.3689C543.902 13.2603 544.357 14.4499 544.357 15.9376C544.357 16.6507 544.243 17.3239 544.016 17.9571C543.789 18.5903 543.374 19.3373 542.772 20.198C542.613 20.4193 542.09 21.0617 541.203 22.1253C540.315 23.1888 539.068 24.6796 537.462 26.5977"/>
        </draw:custom-shape>
        <draw:connector draw:style-name="gr12" draw:id="shape31" draw:layer="" style:wrap="biggest" fo:margin="1pt" draw:type="standard" draw:start-shape="shape1" draw:start-glue-point="10" draw:end-shape="shape30" draw:end-glue-point="3" svg:d="M0 20.2246L0 0.224578L0 0L20.0788 0L40.0788 0" svg:viewBox="0 0 40 20"/>
        <draw:g draw:style-name="gr3" draw:id="shape32" style:wrap="biggest" fo:margin="1pt" svg:y="268.60593488548pt">
          <draw:ellipse draw:style-name="gr13" draw:id="shape33" draw:layer="" svg:width="33.01533333333pt" svg:height="28.88841666667pt" svg:x="173.20358333333pt" svg:y="9.31729166667pt" style:wrap="biggest" fo:margin="1pt" draw:kind="full"/>
          <draw:custom-shape draw:style-name="gr9" draw:id="shape34" draw:layer="" svg:x="185.52087500000pt" svg:y="15.69804166667pt" style:wrap="biggest" fo:margin="1pt" draw:engine="svg:text" draw:data="text:1;font-family:ComicSans;font-size:20pt;">
            <draw:enhanced-geometry draw:enhanced-path="M-243.595 -239.986L-240.376 -239.986L-240.376 -251.111L-243.876 -250.408L-243.876 -252.205L-240.392 -252.908L-238.423 -252.908L-238.423 -239.986L-235.204 -239.986L-235.204 -238.33L-243.595 -238.33L-243.595 -239.986"/>
          </draw:custom-shape>
        </draw:g>
        <draw:g draw:style-name="gr3" draw:id="shape35" style:wrap="biggest" fo:margin="1pt" svg:y="117.94174738548pt">
          <draw:ellipse draw:style-name="gr13" draw:id="shape36" draw:layer="" svg:width="33.01533333333pt" svg:height="28.88841666667pt" svg:x="168.17185416666pt" svg:y="118.64885416667pt" style:wrap="biggest" fo:margin="0pt" draw:kind="full"/>
          <draw:custom-shape draw:style-name="gr9" draw:id="shape37" draw:layer="" svg:x="180.48914583333pt" svg:y="125.02960416667pt" style:wrap="biggest" fo:margin="0pt" draw:engine="svg:text" draw:data="text:2;font-family:ComicSans;font-size:20pt;">
            <draw:enhanced-geometry draw:enhanced-path="M15.3994 20.2754L22.2744 20.2754L22.2744 21.9316L13.0244 21.9316L13.0244 20.2754C13.7744 19.4941 14.7952 18.4524 16.0869 17.1504C17.3786 15.8483 18.1911 15.0045 18.5244 14.6191C19.1494 13.9108 19.5869 13.3118 19.8369 12.8222C20.0869 12.3326 20.2119 11.8483 20.2119 11.3691C20.2119 10.5983 19.9411 9.96807 19.3994 9.47848C18.8577 8.9889 18.1494 8.74411 17.2744 8.74411C16.6598 8.74411 16.0088 8.85088 15.3213 9.06442C14.6338 9.27796 13.8994 9.60348 13.1181 10.041L13.1181 8.05661C13.9098 7.73369 14.652 7.4915 15.3447 7.33004C16.0374 7.16859 16.6702 7.08786 17.2431 7.08786C18.7536 7.08786 19.9567 7.46546 20.8525 8.22067C21.7484 8.97588 22.1963 9.98369 22.1963 11.2441C22.1963 11.8483 22.0843 12.4186 21.8603 12.955C21.6364 13.4915 21.2275 14.1243 20.6338 14.8535C20.4775 15.041 19.9619 15.5853 19.0869 16.4863C18.2119 17.3873 16.9827 18.6504 15.3994 20.2754"/>
          </draw:custom-shape>
        </draw:g>
        <draw:g draw:style-name="gr3" draw:id="shape38" style:wrap="biggest" fo:margin="1pt" svg:y="258.74924738548pt">
          <draw:ellipse draw:style-name="gr13" draw:id="shape39" draw:layer="" svg:width="33.01533333333pt" svg:height="28.88841666667pt" svg:x="166.33049999999pt" svg:y="259.45635416667pt" style:wrap="biggest" fo:margin="0pt" draw:kind="full"/>
          <draw:custom-shape draw:style-name="gr9" draw:id="shape40" draw:layer="" svg:x="178.64779166666pt" svg:y="264.80537500000pt" style:wrap="biggest" fo:margin="0pt" draw:engine="svg:text" draw:data="text:3;font-family:ComicSans;font-size:20pt;">
            <draw:enhanced-geometry draw:enhanced-path="M19.6025 13.0405C20.5504 13.2384 21.29 13.6577 21.8213 14.2983C22.3525 14.9389 22.6181 15.728 22.6181 16.6655C22.6181 18.103 22.1234 19.215 21.1338 20.0014C20.1442 20.7879 18.7379 21.1811 16.915 21.1811C16.3004 21.1811 15.6702 21.1212 15.0244 21.0014C14.3786 20.8816 13.7119 20.702 13.0244 20.4624L13.0244 18.5561C13.5661 18.879 14.1624 19.1212 14.8135 19.2827C15.4645 19.4441 16.1442 19.5249 16.8525 19.5249C18.0921 19.5249 19.0348 19.2801 19.6806 18.7905C20.3265 18.3009 20.6494 17.5926 20.6494 16.6655C20.6494 15.8009 20.3499 15.1264 19.751 14.6421C19.152 14.1577 18.3161 13.9155 17.2431 13.9155L15.54 13.9155L15.54 12.2905L17.3213 12.2905C18.29 12.2905 19.0296 12.0978 19.54 11.7124C20.0504 11.327 20.3056 10.7697 20.3056 10.0405C20.3056 9.2905 20.0426 8.71498 19.5166 8.31394C18.9905 7.9129 18.2327 7.71238 17.2431 7.71238C16.7015 7.71238 16.1208 7.77227 15.501 7.89207C14.8812 8.01186 14.2015 8.19154 13.4619 8.43113L13.4619 6.68113C14.2119 6.47279 14.9124 6.31654 15.5635 6.21238C16.2145 6.10821 16.8317 6.05613 17.415 6.05613C18.915 6.05613 20.0999 6.39727 20.9697 7.07957C21.8395 7.76186 22.2744 8.68113 22.2744 9.83738C22.2744 10.6395 22.0426 11.3191 21.5791 11.8764C21.1155 12.4337 20.4567 12.8218 19.6025 13.0405"/>
          </draw:custom-shape>
        </draw:g>
        <draw:rect draw:style-name="gr2" draw:id="shape41" draw:layer="" svg:width="70.55696535877pt" svg:height="141.57812692549pt" svg:x="312.93398619528pt" svg:y="433.28011411792pt" style:wrap="biggest" fo:margin="0pt"/>
        <draw:rect draw:style-name="gr2" draw:id="shape42" draw:layer="" svg:width="70.55696535877pt" svg:height="140.57245434344pt" svg:x="313.00044559987pt" svg:y="282.29717707675pt" style:wrap="biggest" fo:margin="0pt"/>
        <draw:rect draw:style-name="gr4" draw:id="shape43" draw:layer="" svg:width="42.44828571429pt" svg:height="28.10195846526pt" svg:x="327.20982559524pt" svg:y="297.40082070141pt" style:wrap="biggest" fo:margin="0pt"/>
        <draw:rect draw:style-name="gr4" draw:id="shape44" draw:layer="" svg:width="42.44828571429pt" svg:height="28.10195846526pt" svg:x="327.30522559524pt" svg:y="339.23703498712pt" style:wrap="biggest" fo:margin="0pt"/>
        <draw:rect draw:style-name="gr11" draw:id="shape45" draw:layer="" svg:width="42.44828571429pt" svg:height="28.10195846526pt" svg:x="327.27179107553pt" svg:y="448.97083983404pt" style:wrap="biggest" fo:margin="0pt"/>
        <draw:rect draw:style-name="gr11" draw:id="shape46" draw:layer="" svg:width="42.44828571429pt" svg:height="28.10195846526pt" svg:x="327.23768988096pt" svg:y="491.86809212997pt" style:wrap="biggest" fo:margin="0pt"/>
        <draw:rect draw:style-name="gr11" draw:id="shape47" draw:layer="" svg:width="42.44828571429pt" svg:height="28.10195846526pt" svg:x="326.83521187400pt" svg:y="534.61509938800pt" style:wrap="biggest" fo:margin="0pt"/>
        <draw:rect draw:style-name="gr2" draw:id="shape48" draw:layer="" svg:width="70.55696535877pt" svg:height="141.57812692549pt" svg:x="509.67017428400pt" svg:y="433.31413480917pt" style:wrap="biggest" fo:margin="0pt"/>
        <draw:rect draw:style-name="gr2" draw:id="shape49" draw:layer="" svg:width="70.55696535877pt" svg:height="140.57245434344pt" svg:x="509.73663368859pt" svg:y="282.33119776800pt" style:wrap="biggest" fo:margin="0pt"/>
        <draw:rect draw:style-name="gr4" draw:id="shape50" draw:layer="" svg:width="42.44828571429pt" svg:height="28.10195846526pt" svg:x="523.94601368396pt" svg:y="296.40311222599pt" style:wrap="biggest" fo:margin="0pt"/>
        <draw:rect draw:style-name="gr4" draw:id="shape51" draw:layer="" svg:width="42.44828571429pt" svg:height="28.10195846526pt" svg:x="523.84342718400pt" svg:y="340.44153465800pt" style:wrap="biggest" fo:margin="0pt"/>
        <draw:rect draw:style-name="gr11" draw:id="shape52" draw:layer="" svg:width="42.44828571429pt" svg:height="28.10195846526pt" svg:x="524.00797916425pt" svg:y="449.00486052529pt" style:wrap="biggest" fo:margin="0pt"/>
        <draw:rect draw:style-name="gr11" draw:id="shape53" draw:layer="" svg:width="42.44828571429pt" svg:height="28.10195846526pt" svg:x="523.97387796968pt" svg:y="491.90211282122pt" style:wrap="biggest" fo:margin="0pt"/>
        <draw:rect draw:style-name="gr4" draw:id="shape54" draw:layer="" svg:width="42.44828571429pt" svg:height="28.10195846526pt" svg:x="523.84342718400pt" svg:y="383.52822347400pt" style:wrap="biggest" fo:margin="0pt"/>
        <draw:connector draw:style-name="gr12" draw:id="shape55" draw:layer="" style:wrap="biggest" fo:margin="1pt" draw:type="standard" draw:start-shape="shape17" draw:start-glue-point="3" svg:x2="100.07308691596pt" svg:y2="394.12054166667pt" svg:d="M0 1.03771L20 1.03771L68.258 0L68.258 0" svg:viewBox="0 0 68 1"/>
        <draw:custom-shape draw:style-name="gr14" draw:id="shape56" draw:layer="" svg:x="10.20474208800pt" svg:y="398.85108120000pt" style:wrap="biggest" fo:margin="1pt" svg:width="39.68510812000pt" svg:height="11.33860232000pt">
          <draw:enhanced-geometry svg:viewBox="0 0 100 100" draw:modifiers="60 35" draw:enhanced-path="M$0 $1 L$0 0 width ?HalfHeight $0 height $0 ?LowerCorner 0 ?LowerCorner 0 $1 Z">
            <draw:equation draw:name="HalfHeight" draw:formula="0.5 * height"/>
            <draw:equation draw:name="LowerCorner" draw:formula="height - $1"/>
            <draw:handle draw:handle-position="$0 $1" draw:handle-range-x-minimum="0" draw:handle-range-x-maximum="width" draw:handle-range-y-minimum="0" draw:handle-range-y-maximum="?HalfHeight"/>
          </draw:enhanced-geometry>
        </draw:custom-shape>
        <draw:custom-shape draw:style-name="gr14" draw:id="shape57" draw:layer="" svg:x="10.07903480000pt" svg:y="378.60694644400pt" style:wrap="biggest" fo:margin="1pt" svg:width="39.68510812000pt" svg:height="11.33860232000pt">
          <draw:enhanced-geometry svg:viewBox="0 0 100 100" draw:modifiers="40 35" draw:enhanced-path="M$0 $1 L$0 0 0 ?HalfHeight $0 height $0 ?LowerCorner width ?LowerCorner width $1 Z">
            <draw:equation draw:name="HalfHeight" draw:formula="0.5 * height"/>
            <draw:equation draw:name="LowerCorner" draw:formula="height - $1"/>
            <draw:handle draw:handle-position="$0 $1" draw:handle-range-x-minimum="0" draw:handle-range-x-maximum="width" draw:handle-range-y-minimum="0" draw:handle-range-y-maximum="?HalfHeight"/>
          </draw:enhanced-geometry>
        </draw:custom-shape>
        <draw:g draw:style-name="gr3" draw:id="shape58" style:wrap="biggest" fo:margin="0pt" svg:y="336.84337238548pt">
          <draw:ellipse draw:style-name="gr13" draw:id="shape59" draw:layer="" svg:width="33.01533333333pt" svg:height="28.88841666667pt" svg:x="9.19037499999pt" svg:y="337.55047916667pt" style:wrap="biggest" fo:margin="0pt" draw:kind="full"/>
          <draw:custom-shape draw:style-name="gr9" draw:id="shape60" draw:layer="" svg:x="21.50766666666pt" svg:y="342.89950000000pt" style:wrap="biggest" fo:margin="0pt" draw:engine="svg:text" draw:data="text:4;font-family:ComicSans;font-size:20pt;">
            <draw:enhanced-geometry draw:enhanced-path="M19.6025 7.77488L14.6181 15.5561L19.6025 15.5561L19.6025 7.77488M19.0869 6.05613L21.5556 6.05613L21.5556 15.5561L23.6494 15.5561L23.6494 17.1968L21.5556 17.1968L21.5556 20.6343L19.6025 20.6343L19.6025 17.1968L13.0244 17.1968L13.0244 15.2905L19.0869 6.05613"/>
          </draw:custom-shape>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c="http://purl.org/dc/elements/1.1/" xmlns:xlink="http://www.w3.org/1999/xlink" office:version="1.2">
  <office:styles>
    <svg:radialGradient draw:name="gradient1" svg:cx="50%" svg:cy="50%" svg:fx="25%" svg:fy="25%" svg:r="50%" svg:spreadMethod="pad">
      <svg:stop svg:offset="0" svg:stop-color="#ffffff"/>
      <svg:stop svg:offset="1" svg:stop-color="#00ff00"/>
    </svg:radialGradient>
    <draw:fill-image draw:name="picture1" xlink:actuate="onLoad" xlink:href="Pictures/image1.png" xlink:show="embed" xlink:type="simple"/>
  </office:styles>
  <office:automatic-styles/>
  <office:master-styles>
    <style:master-page style:name="Default"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4 Alpha 1</meta:generator>
    <dc:title/>
    <meta:initial-creator>Unknown</meta:initial-creator>
    <meta:editing-cycles>0</meta:editing-cycles>
    <dc:date>2011-02-16T14:35:31</dc:date>
    <meta:creation-date>2008-10-27T22:59:39</meta:creation-date>
    <dc:creator>David Faure</dc:creator>
  </office:meta>
</office:document-meta>
</file>